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9373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9373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9373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9373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9373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9373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9373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9373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9373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9373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9373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9373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9373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9373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9373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9373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9373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rian Nazareth Moreno Bell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8/4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711414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ria Eugenia Bello Leonett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17045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2.94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8" meta:non-whitespace-character-count="1000"/>
    <meta:template xlink:type="simple" xlink:actuate="onRequest" xlink:title="Normal" xlink:href=""/>
  </office:meta>
</office:document-meta>
</file>